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5cm"/>
    </style:style>
    <style:style style:name="co2" style:family="table-column">
      <style:table-column-properties fo:break-before="auto" style:column-width="22.50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middl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3" table:number-rows-spanned="1">
            <text:p>google.maps.GeocoderStatus class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table:number-columns-spanned="2" table:number-rows-spanned="1">
            <text:p>The status returned by the Geocoder on the completion of a call to geocode().</text:p>
          </table:table-cell>
          <table:covered-table-cell/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2" office:value-type="string">
            <text:p>Constant</text:p>
          </table:table-cell>
          <table:table-cell table:style-name="ce4"/>
          <table:table-cell/>
        </table:table-row>
        <table:table-row table:style-name="ro4">
          <table:table-cell table:style-name="ce3" office:value-type="string">
            <text:p>Constant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2">
          <table:table-cell office:value-type="string">
            <text:p>ERROR</text:p>
          </table:table-cell>
          <table:table-cell office:value-type="string">
            <text:p>There was a problem contacting the Google servers.</text:p>
          </table:table-cell>
          <table:table-cell/>
        </table:table-row>
        <table:table-row table:style-name="ro2">
          <table:table-cell office:value-type="string">
            <text:p>INVALID_REQUEST</text:p>
          </table:table-cell>
          <table:table-cell office:value-type="string">
            <text:p>This GeocoderRequest was invalid.</text:p>
          </table:table-cell>
          <table:table-cell/>
        </table:table-row>
        <table:table-row table:style-name="ro2">
          <table:table-cell office:value-type="string">
            <text:p>OK</text:p>
          </table:table-cell>
          <table:table-cell office:value-type="string">
            <text:p>The response contains a valid GeocoderResponse.</text:p>
          </table:table-cell>
          <table:table-cell/>
        </table:table-row>
        <table:table-row table:style-name="ro2">
          <table:table-cell office:value-type="string">
            <text:p>OVER_QUERY_LIMIT</text:p>
          </table:table-cell>
          <table:table-cell office:value-type="string">
            <text:p>The webpage has gone over the requests limit in too short a period of time.</text:p>
          </table:table-cell>
          <table:table-cell/>
        </table:table-row>
        <table:table-row table:style-name="ro2">
          <table:table-cell office:value-type="string">
            <text:p>REQUEST_DENIED</text:p>
          </table:table-cell>
          <table:table-cell office:value-type="string">
            <text:p>The webpage is not allowed to use the geocoder.</text:p>
          </table:table-cell>
          <table:table-cell/>
        </table:table-row>
        <table:table-row table:style-name="ro2">
          <table:table-cell office:value-type="string">
            <text:p>UNKNOWN_ERROR</text:p>
          </table:table-cell>
          <table:table-cell office:value-type="string">
            <text:p>A geocoding request could not be processed due to a server error. The request may succeed if you try again.</text:p>
          </table:table-cell>
          <table:table-cell/>
        </table:table-row>
        <table:table-row table:style-name="ro2">
          <table:table-cell office:value-type="string">
            <text:p>ZERO_RESULTS</text:p>
          </table:table-cell>
          <table:table-cell office:value-type="string">
            <text:p>No result was found for this GeocoderRequest.</text:p>
          </table:table-cell>
          <table:table-cell/>
        </table:table-row>
      </table:table>
      <table:table table:name="Hoja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1">11/07/2012</text:date>, <text:time>17:31:1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11T17:30:30.85</meta:creation-date>
    <dc:date>2012-07-11T17:31:19.07</dc:date>
    <meta:editing-duration>PT48S</meta:editing-duration>
    <meta:editing-cycles>1</meta:editing-cycles>
    <meta:document-statistic meta:table-count="3" meta:cell-count="19" meta:object-count="0"/>
    <meta:generator>OpenOffice.org/3.3$Win32 OpenOffice.org_project/330m20$Build-9567</meta:generator>
  </office:meta>
</office:document-meta>
</file>